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f5c3"/>
    </style:style>
    <style:style style:name="P2" style:family="paragraph" style:parent-style-name="Standard">
      <style:text-properties officeooo:paragraph-rsid="001a2079"/>
    </style:style>
    <style:style style:name="T1" style:family="text">
      <style:text-properties officeooo:rsid="0018f5c3"/>
    </style:style>
    <style:style style:name="T2" style:family="text">
      <style:text-properties officeooo:rsid="001a2079"/>
    </style:style>
    <style:style style:name="T3" style:family="text">
      <style:text-properties officeooo:rsid="001a3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A header is created as “student details” in the page.</text:span></text:p>
      <text:p text:style-name="P1"><text:span text:style-name="T3">2</text:span><text:span text:style-name="T1">.here in this page the various details such as </text:span><text:span text:style-name="T2">name, student id, class ,gender, parent name is provided.and a save button is also created to save the entered details.</text:span></text:p>
      <text:p text:style-name="P2"><text:span text:style-name="T3">3</text:span><text:span text:style-name="T2">. after saving,in order to add the other student details a new with + mark is added at the top right of the page and can add the details of other students as same above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0:48:22</meta:creation-date>
    <dc:date>2013-10-08T11:44:41</dc:date>
    <meta:editing-duration>PT39M38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3" meta:word-count="75" meta:character-count="393" meta:non-whitespace-character-count="321"/>
  </office:meta>
</office:document-meta>
</file>